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c6c" officeooo:paragraph-rsid="000e7c6c"/>
    </style:style>
    <style:style style:name="P2" style:family="paragraph" style:parent-style-name="Standard">
      <style:paragraph-properties fo:text-align="center" style:justify-single-word="false"/>
      <style:text-properties officeooo:rsid="000e7c6c" officeooo:paragraph-rsid="000e7c6c"/>
    </style:style>
    <style:style style:name="P3" style:family="paragraph" style:parent-style-name="Standard">
      <style:text-properties officeooo:rsid="000e7c6c" officeooo:paragraph-rsid="00119a4c"/>
    </style:style>
    <style:style style:name="P4" style:family="paragraph" style:parent-style-name="Standard">
      <style:text-properties fo:font-weight="bold" officeooo:rsid="000e7c6c" officeooo:paragraph-rsid="000e7c6c" style:font-weight-asian="bold" style:font-weight-complex="bold"/>
    </style:style>
    <style:style style:name="P5" style:family="paragraph" style:parent-style-name="Standard">
      <style:text-properties fo:color="#000000" fo:font-style="italic" fo:font-weight="bold" officeooo:rsid="000e7c6c" officeooo:paragraph-rsid="000e7c6c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officeooo:rsid="000e7c6c" officeooo:paragraph-rsid="000e7c6c"/>
    </style:style>
    <style:style style:name="P7" style:family="paragraph" style:parent-style-name="Standard">
      <style:text-properties fo:color="#000000" officeooo:rsid="000e7c6c" officeooo:paragraph-rsid="00101109"/>
    </style:style>
    <style:style style:name="P8" style:family="paragraph" style:parent-style-name="Standard">
      <style:text-properties fo:color="#000000" fo:font-style="normal" fo:font-weight="bold" officeooo:rsid="000e7c6c" officeooo:paragraph-rsid="0010110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normal" officeooo:rsid="000e7c6c" officeooo:paragraph-rsid="000e7c6c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0e7c6c" officeooo:paragraph-rsid="000e7c6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e7c6c" officeooo:paragraph-rsid="00131e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10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1109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1109" style:font-style-asian="normal" style:font-style-complex="normal"/>
    </style:style>
    <style:style style:name="T7" style:family="text">
      <style:text-properties fo:font-style="normal" officeooo:rsid="00119a4c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19a4c" style:font-style-asian="italic" style:font-style-complex="italic"/>
    </style:style>
    <style:style style:name="T10" style:family="text">
      <style:text-properties fo:font-style="italic" officeooo:rsid="00131e0f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101109"/>
    </style:style>
    <style:style style:name="T13" style:family="text">
      <style:text-properties officeooo:rsid="00119a4c"/>
    </style:style>
    <style:style style:name="T14" style:family="text">
      <style:text-properties officeooo:rsid="00131e0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Summary </text:span><text:span text:style-name="T2">(Outline)</text:span></text:p>
      <text:p text:style-name="P5"/>
      <text:p text:style-name="P5">Overview:<text:span text:style-name="T3"> (What is relevant background, topic being discussed, and goal of the project)</text:span></text:p>
      <text:p text:style-name="P7">- <text:span text:style-name="T12">Mutation bias in origin fixation regime can lead to slower evolution</text:span></text:p>
      <text:p text:style-name="P7"><text:span text:style-name="T12">- Why two dimensions of traits? Maybe sexual selection versus individual selection </text:span></text:p>
      <text:p text:style-name="P6">- </text:p>
      <text:p text:style-name="P5"/>
      <text:p text:style-name="P5">Intellectual Merit:<text:span text:style-name="T3"> (Why is this work worth funding)</text:span></text:p>
      <text:p text:style-name="P6"/>
      <text:p text:style-name="P5">Broader Impacts:<text:span text:style-name="T3"> (What answers does this provide, what new avenues of research will this lead to)</text:span></text:p>
      <text:p text:style-name="P6"/>
      <text:p text:style-name="P4">Background: <text:span text:style-name="T11">(provide all the details of the background)</text:span></text:p>
      <text:p text:style-name="P1"/>
      <text:p text:style-name="P4">Planned Research:<text:span text:style-name="T11"> (What do you plan to do?)</text:span></text:p>
      <text:p text:style-name="P8"><text:span text:style-name="T3">- </text:span><text:span text:style-name="T4">Extend</text:span><text:span text:style-name="T3"> traveling wave model for a two dimensional trait space </text:span><text:span text:style-name="T4">affecting relative fitness</text:span><text:span text:style-name="T3">.</text:span></text:p>
      <text:p text:style-name="P8"><text:span text:style-name="T3">- </text:span></text:p>
      <text:p text:style-name="P4">Specific Aim 1:</text:p>
      <text:p text:style-name="P1">- 1a. <text:span text:style-name="T13">Extend traveling wave model of relative fitness to a two dimensional trait space </text:span></text:p>
      <text:p text:style-name="P3">- 1b. <text:span text:style-name="T13">Derive estimates for the speed of evolution as a function of the population parameters</text:span></text:p>
      <text:p text:style-name="P1">- Aim 1 possible outcomes:</text:p>
      <text:p text:style-name="P1"/>
      <text:p text:style-name="P4">Specific Aim 2:</text:p>
      <text:p text:style-name="P1">- 2a. </text:p>
      <text:p text:style-name="P1">- 2b.</text:p>
      <text:p text:style-name="P1">- Aim 2 possible outcomes:</text:p>
      <text:p text:style-name="P1"/>
      <text:p text:style-name="P4">Overall Significance:<text:span text:style-name="T11"> (What is the overall significance of your results)</text:span></text:p>
      <text:p text:style-name="P1"/>
      <text:p text:style-name="P4">References:</text:p>
      <text:p text:style-name="P9">- Desai, M. M., Fisher, D. S. (2007). <text:span text:style-name="T5">Beneficial mutation-selection balance and the effect of linkage on positive selection. </text:span><text:span text:style-name="T8">Genetics.</text:span><text:span text:style-name="T5"> </text:span><text:span text:style-name="T6">176: 1759-1798</text:span></text:p>
      <text:p text:style-name="P9"><text:span text:style-name="T6">- </text:span><text:span text:style-name="T7">Masel, J. (2014). Eco-evolutionary fitness in three dimensions. </text:span><text:span text:style-name="T9">Unpublished work</text:span><text:span text:style-name="T7">.</text:span></text:p>
      <text:p text:style-name="P10">- Yampolsky, L. Y., Stoltzfus, A. (2001). Bias in the introduction of variation as an orienting factor in evolution. <text:span text:style-name="T8">Evolution and Development</text:span>. <text:s/>3(2): 73-83</text:p>
      <text:p text:style-name="P11">- <text:span text:style-name="T13">Stoltzfus, A., Cable, K. (2014). Mendelian-mutationism: The forgotten evolutionary synthesis. </text:span><text:span text:style-name="T9">Journal of the History of Biology</text:span><text:span text:style-name="T13">. 47: 501-546</text:span></text:p>
      <text:p text:style-name="P11">- <text:span text:style-name="T14">Haldane, J. B. (1933). The part played by recurrent mutation in evolution. </text:span><text:span text:style-name="T10">The American Naturalist</text:span><text:span text:style-name="T14">. 67(708): 5-19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10T12:57:30.412362632</dc:date>
    <meta:editing-duration>PT2H20M5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252" meta:character-count="1607" meta:non-whitespace-character-count="1375"/>
  </office:meta>
</office:document-meta>
</file>